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cm" fo:margin-bottom="0.353cm" fo:line-height="115%"/>
    </style:style>
    <style:style style:name="P2" style:family="paragraph" style:parent-style-name="Standard" style:list-style-name="">
      <style:paragraph-properties fo:margin-top="0cm" fo:margin-bottom="0.353cm" fo:line-height="115%"/>
      <style:text-properties fo:font-size="11pt" fo:language="none" fo:country="none" style:font-size-asian="11pt" style:font-size-complex="11pt"/>
    </style:style>
    <style:style style:name="P3" style:family="paragraph" style:parent-style-name="Standard" style:list-style-name="">
      <style:paragraph-properties fo:margin-top="0cm" fo:margin-bottom="0.353cm" fo:line-height="115%"/>
      <style:text-properties fo:color="#ff0000" fo:font-size="20pt" fo:language="none" fo:country="none" style:font-size-asian="20pt" style:font-size-complex="20pt"/>
    </style:style>
    <style:style style:name="P4" style:family="paragraph" style:parent-style-name="Standard" style:list-style-name="">
      <style:paragraph-properties fo:margin-top="0cm" fo:margin-bottom="0.353cm" fo:line-height="115%"/>
      <style:text-properties fo:color="#ff0000" fo:font-size="16pt" fo:language="none" fo:country="none" style:font-size-asian="16pt" style:font-size-complex="16pt"/>
    </style:style>
    <style:style style:name="P5" style:family="paragraph" style:parent-style-name="Standard" style:list-style-name="" style:master-page-name="Standard">
      <style:paragraph-properties fo:margin-top="0cm" fo:margin-bottom="0.353cm" fo:line-height="115%" style:page-number="auto"/>
      <style:text-properties fo:font-size="16pt" fo:language="none" fo:country="none" fo:font-weight="bold" style:font-size-asian="16pt" style:font-weight-asian="bold" style:font-size-complex="16pt" style:font-weight-complex="bold"/>
    </style:style>
    <style:style style:name="P6" style:family="paragraph" style:parent-style-name="Standard" style:list-style-name="RTF_5f_Num_20_2">
      <style:paragraph-properties fo:margin-left="1.27cm" fo:margin-right="0cm" fo:margin-top="0cm" fo:margin-bottom="0.353cm" fo:line-height="115%" fo:text-indent="-0.635cm" style:auto-text-indent="false">
        <style:tab-stops/>
      </style:paragraph-properties>
      <style:text-properties fo:font-size="11pt" fo:language="none" fo:country="none" style:font-size-asian="11pt" style:font-size-complex="11pt"/>
    </style:style>
    <style:style style:name="T1" style:family="text">
      <style:text-properties fo:language="none" fo:country="none"/>
    </style:style>
    <style:style style:name="T2" style:family="text">
      <style:text-properties fo:language="none" fo:country="none" fo:font-weight="bold" style:font-weight-asian="bold" style:font-weight-complex="bold"/>
    </style:style>
    <style:style style:name="T3" style:family="text">
      <style:text-properties fo:font-size="14pt" fo:language="none" fo:country="none" style:text-underline-style="solid" style:text-underline-width="auto" style:text-underline-color="font-color" style:font-size-asian="14pt" style:font-size-complex="14pt"/>
    </style:style>
    <style:style style:name="T4" style:family="text">
      <style:text-properties fo:font-size="14pt" fo:language="none" fo:country="none" style:font-size-asian="14pt" style:font-size-complex="14pt"/>
    </style:style>
    <style:style style:name="T5" style:family="text">
      <style:text-properties fo:color="#ff0000" fo:font-size="11pt" fo:language="none" fo:country="non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storias de Usuario</text:p>
      <text:p text:style-name="P1"><text:span text:style-name="T3">Como administrador</text:span><text:span text:style-name="T4">:</text:span></text:p>
      <text:list xml:id="list6988367190771824986" text:style-name="RTF_5f_Num_20_2">
        <text:list-item>
          <text:p text:style-name="P6">Quiero poder autenticarme en la aplicación, para ello debo poder introducir mi usuario y contraseña y que sean validados si son correctos. Me dirigirá a la pantalla siguiente (Menú)</text:p>
        </text:list-item>
      </text:list>
      <text:p text:style-name="P2">Para probarlo:<text:line-break/>1 - Se debe poder introducir un usuario y contraseña válidos y que sea reconocido por el sistema y 2 - también introducir un usuario o contraseña incorrectos y que el sistema deniegue el acceso.</text:p>
      <text:list xml:id="list31556263" text:continue-numbering="true" text:style-name="RTF_5f_Num_20_2">
        <text:list-item>
          <text:p text:style-name="P6">Quiero poder elegir una de las tres opciones presentes en el menú y que me dirija a la pantalla correspondiente además de tener disponible un botón de cierre de sesión que me dirija a la pantalla inicial (log-in)</text:p>
        </text:list-item>
      </text:list>
      <text:p text:style-name="P2">Para probarlo:<text:line-break/>Se ejecutarán unas pruebas que pruebe los tres accesos a las tres opciones disponibles en el menú.</text:p>
      <text:list xml:id="list31539059" text:continue-numbering="true" text:style-name="RTF_5f_Num_20_2">
        <text:list-item>
          <text:p text:style-name="P6">Quiero poder añadir una encuesta introduciendo el nombre de la misma y una descripción y pulsando un botón aceptar que confirme la creación. También quiero poder cancelar la creación de la encuesta pulsando un botón en la pantalla de creación.</text:p>
        </text:list-item>
      </text:list>
      <text:p text:style-name="P2">Para probarlo:<text:line-break/>Se generará una encuesta en la prueba que posteriormente se comprobará que está creada, disponible y con los mismos datos dados en la creación de la misma. También se probará la cancelación comprobando que no se ha generado ninguna encuesta. Comprobar que todos los campos tienen datos y en caso contrario mostrar mensaje de aviso de que falta algún campo por introducir.</text:p>
      <text:list xml:id="list31547734" text:continue-numbering="true" text:style-name="RTF_5f_Num_20_2">
        <text:list-item>
          <text:p text:style-name="P6">Quiero poder modificar una encuesta existente pulsando en el botón indicado en el menú, me llevará a una pantalla donde pueda seleccionar cualquiera de las encuestas (activa o inactiva) y con pulsar la encuesta a modificar nos llevará a una pantalla en la que podré cambiar todos los campos modificables.</text:p>
        </text:list-item>
      </text:list>
      <text:p text:style-name="P2">Para probarlo:<text:line-break/>Comprobar que tras modificar una encuesta los campos están correctamente cambiados. También comprobar el caso de que al modificar una encuesta inactiva se modifiquen los datos correctamente.</text:p>
      <text:list xml:id="list31556363" text:continue-numbering="true" text:style-name="RTF_5f_Num_20_2">
        <text:list-item>
          <text:p text:style-name="P6">Quiero poder activar y desactivar encuestas. Me mostrará todas las encuestas con su información y su estado junto a un botón que permita activarla o desactivarla <text:soft-page-break/>(dependiendo si está activa o desactiva). También quiero poder eliminar las encuestas desde esta pantalla, cuya opción nos avisará de que la encuesta se va a borrar y que si estamos seguros de si queremos eliminarla.</text:p>
        </text:list-item>
      </text:list>
      <text:p text:style-name="P2">Para probarlo:<text:line-break/>Comprobar el estado de la encuesta después de activarla o desactivarla que debería haberse modificado correctamente y para probar la eliminación de una encuesta primero crearemos una encuesta y comprobaremos que se elimina al pulsar en eliminar.</text:p>
      <text:p text:style-name="P4">NUEVA!!!</text:p>
      <text:list xml:id="list31528772" text:continue-numbering="true" text:style-name="RTF_5f_Num_20_2">
        <text:list-item>
          <text:p text:style-name="P6">Quiero poder revisar los resultados obtenidos en las diferentes pruebas. Quiero tener una pantalla que muestre todas las encuestas disponibles y al seleccionar una veamos los porcentajes de las diferentes opciones seleccionadas y un botón que muestre los comentarios asociados a esas elecciones.</text:p>
        </text:list-item>
      </text:list>
      <text:p text:style-name="P2">Para probarlo:<text:line-break/>Crear una encuesta con los resultados predefinidos que posteriormente visualizaremos con esta opción y comprobaremos que los resultados son los que en un principio elegimos, además de probar que los comentarios se muestran correctamente junto a la opción elegida en ese momento.</text:p>
      <text:p text:style-name="P3"/>
      <text:p text:style-name="P2"/>
      <text:p text:style-name="P1"><text:span text:style-name="T3">Como Usuario</text:span><text:span text:style-name="T4">:</text:span></text:p>
      <text:list xml:id="list31555647" text:continue-numbering="true" text:style-name="RTF_5f_Num_20_2">
        <text:list-item>
          <text:p text:style-name="P6">Quiero poder elegir una encuesta de todas las posibles que estén activas. Quiero ver el título de la encuesta y una breve descripción de la misma y que al seleccionarla me lleve a la pantalla de puntuación de la encuesta.</text:p>
        </text:list-item>
      </text:list>
      <text:p text:style-name="P2">Para probarlo:<text:line-break/>Comprueba que todas las encuestas tienen su nombre y descripción a la hora de elegirlas, después entrará en cada una de ellas y se comprobará que nos lleva a la pantalla de puntuación con el titulo de la encuesta elegida.</text:p>
      <text:list xml:id="list31547211" text:continue-numbering="true" text:style-name="RTF_5f_Num_20_2">
        <text:list-item>
          <text:p text:style-name="P6">Quiero poder puntuar la encuesta que he seleccionado viendo el titulo de la encuesta que he seleccionado y todas las opciones que tenga para puntuar además de tener un botón de aceptar para que al seleccionar la opción que deseo y quiera rectificar, pueda hacerlo. </text:p>
        </text:list-item>
      </text:list>
      <text:p text:style-name="P2">Para probarlo:<text:line-break/>Hacer pruebas con cada una de las opciones y comprobar que se guardan los resultados y que se <text:soft-page-break/>puede rectificar la opción elegida antes de pulsar aceptar mientras se ilumina la opción elegida.</text:p>
      <text:list xml:id="list31527774" text:continue-numbering="true" text:style-name="RTF_5f_Num_20_2">
        <text:list-item>
          <text:p text:style-name="P6">Quiero poder añadir una descripción a mi elección, siendo obligatoria la descripción para aquellas votaciones que sean negativas. Al acabar, se debería volver a la pantalla principal.</text:p>
        </text:list-item>
      </text:list>
      <text:p text:style-name="P2">Para probarlo:<text:line-break/>Haremos diferentes pruebas añadiendo descripciones a votaciones positivas y comprobando que se guardan además de comprobar que con las opciones negativas la descripción es obligatoria.</text:p>
      <text:p text:style-name="P4">NUEVA!!!</text:p>
      <text:list xml:id="list31548916" text:continue-numbering="true" text:style-name="RTF_5f_Num_20_2">
        <text:list-item>
          <text:p text:style-name="P6">Quiero tener la opción de seleccionar en la pantalla de las encuestas, varias a la vez para que se muestren las encuestas en serie sin tener que pasar por la pantalla principal cada vez que quiera realizar una nueva encuesta.</text:p>
        </text:list-item>
      </text:list>
      <text:p text:style-name="P2">Para probarlo:<text:line-break/>Se seleccionará varios números de pruebas y se comprobará que al realizar cada una no se vuelve a la pantalla principal, sino que se muestra la siguiente encuesta para realizarla. También se comprobará que todas las encuestas realizadas se guardan correctamente.</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RTF_5f_Num_20_2_20_1" style:display-name="RTF_Num 2 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25" meta:word-count="812" meta:character-count="4969"/>
    <dc:date>2018-09-19T11:34:34.27</dc:date>
    <dc:creator>David Cacho Saiz</dc:creator>
    <meta:generator>OpenOffice/4.1.2$Win32 OpenOffice.org_project/412m3$Build-9782</meta:generator>
  </office:meta>
</office:document-meta>
</file>